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.1.a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pannungsfehler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/>
          <table:table-cell>
            <draw:frame draw:z-index="0" draw:style-name="gr1" draw:text-style-name="P1" svg:width="15.997cm" svg:height="9.003cm" svg:x="0.043cm" svg:y="0.426cm">
              <draw:object draw:notify-on-update-of-ranges="'3.1.a'.A3:'3.1.a'.A22 '3.1.a'.B2:'3.1.a'.B2 '3.1.a'.B3:'3.1.a'.B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[.A34]*[.B34]" office:value-type="float" office:value="0.000001" calcext:value-type="float">
            <text:p>1,00E-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'.L3:'3.1.a'.L21 '3.1.a'.B2:'3.1.a'.B2 '3.1.a'.M3:'3.1.a'.M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5]*[.B35]" office:value-type="float" office:value="0.000002" calcext:value-type="float">
            <text:p>2,00E-0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" table:formula="of:=[.L35]*[.M3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36]*[.B36]" office:value-type="float" office:value="0.000005" calcext:value-type="float">
            <text:p>5,00E-0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" table:formula="of:=[.L36]*[.M3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37]*[.B37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2" table:formula="of:=[.L37]*[.M3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38]*[.B38]" office:value-type="float" office:value="0.00002" calcext:value-type="float">
            <text:p>2,00E-0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" table:formula="of:=[.L38]*[.M3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A39]*[.B39]" office:value-type="float" office:value="0.00005" calcext:value-type="float">
            <text:p>5,00E-0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ce2" table:formula="of:=[.L39]*[.M3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40]*[.B40]" office:value-type="float" office:value="0.0001" calcext:value-type="float">
            <text:p>1,00E-04</text:p>
          </table:table-cell>
          <table:table-cell office:value-type="float" office:value="0.5" calcext:value-type="float">
            <text:p>0,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2" table:formula="of:=[.L40]*[.M4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A41]*[.B41]" office:value-type="float" office:value="0.0002" calcext:value-type="float">
            <text:p>2,00E-0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2" table:formula="of:=[.L41]*[.M4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A42]*[.B42]" office:value-type="float" office:value="0.0005" calcext:value-type="float">
            <text:p>5,00E-0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2" table:formula="of:=[.L42]*[.M42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43]*[.B43]" office:value-type="float" office:value="0.001" calcext:value-type="float">
            <text:p>1,00E-03</text:p>
          </table:table-cell>
          <table:table-cell office:value-type="float" office:value="0.61" calcext:value-type="float">
            <text:p>0,6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2" table:formula="of:=[.L43]*[.M43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44]*[.B44]" office:value-type="float" office:value="0.002" calcext:value-type="float">
            <text:p>2,00E-0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2" table:formula="of:=[.L44]*[.M44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45]*[.B45]" office:value-type="float" office:value="0.005" calcext:value-type="float">
            <text:p>5,00E-0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2" table:formula="of:=[.L45]*[.M4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46]*[.B46]" office:value-type="float" office:value="0.01" calcext:value-type="float">
            <text:p>1,00E-02</text:p>
          </table:table-cell>
          <table:table-cell office:value-type="float" office:value="0.74" calcext:value-type="float">
            <text:p>0,7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2" table:formula="of:=[.L46]*[.M4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7]*[.B47]" office:value-type="float" office:value="0.02" calcext:value-type="float">
            <text:p>2,00E-0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" table:formula="of:=[.L47]*[.M4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A48]*[.B48]" office:value-type="float" office:value="0.05" calcext:value-type="float">
            <text:p>5,00E-02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" table:formula="of:=[.L48]*[.M4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1.25" calcext:value-type="float">
            <text:p>1,25</text:p>
          </table:table-cell>
          <table:table-cell table:formula="of:=[.A49]*[.B49]" office:value-type="float" office:value="0.1" calcext:value-type="float">
            <text:p>1,00E-01</text:p>
          </table:table-cell>
          <table:table-cell office:value-type="float" office:value="1.05" calcext:value-type="float">
            <text:p>1,0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2" table:formula="of:=[.L49]*[.M4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1.45" calcext:value-type="float">
            <text:p>1,45</text:p>
          </table:table-cell>
          <table:table-cell table:formula="of:=[.A50]*[.B50]" office:value-type="float" office:value="0.2" calcext:value-type="float">
            <text:p>2,00E-01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" table:formula="of:=[.L50]*[.M5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1.55" calcext:value-type="float">
            <text:p>1,55</text:p>
          </table:table-cell>
          <table:table-cell table:formula="of:=[.A51]*[.B51]" office:value-type="float" office:value="0.5" calcext:value-type="float">
            <text:p>5,00E-0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2" table:formula="of:=[.L51]*[.M5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1.65" calcext:value-type="float">
            <text:p>1,65</text:p>
          </table:table-cell>
          <table:table-cell table:formula="of:=[.A52]*[.B52]" office:value-type="float" office:value="1" calcext:value-type="float">
            <text:p>1,00E+00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2" table:formula="of:=[.L52]*[.M52]" office:value-type="float" office:value="0" calcext:value-type="float">
            <text:p>0,00E+00</text:p>
          </table:table-cell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2"/>
        </table:table-row>
      </table:table>
      <table:table table:name="3.1.a_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romfehler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/>
          <table:table-cell>
            <draw:frame draw:z-index="0" draw:style-name="gr1" draw:text-style-name="P1" svg:width="15.997cm" svg:height="9.003cm" svg:x="0.043cm" svg:y="0.426cm">
              <draw:object draw:notify-on-update-of-ranges="'3.1.a_2'.A3:'3.1.a_2'.A22 '3.1.a_2'.B2:'3.1.a_2'.B2 '3.1.a_2'.B3:'3.1.a_2'.B2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34]*[.B34]" office:value-type="float" office:value="0.000001" calcext:value-type="float">
            <text:p>1,00E-0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_2'.L3:'3.1.a_2'.L21 '3.1.a_2'.B2:'3.1.a_2'.B2 '3.1.a_2'.M3:'3.1.a_2'.M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5]*[.B35]" office:value-type="float" office:value="0.000002" calcext:value-type="float">
            <text:p>2,00E-0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" table:formula="of:=[.L35]*[.M3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6]*[.B36]" office:value-type="float" office:value="0.000005" calcext:value-type="float">
            <text:p>5,00E-06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" table:formula="of:=[.L36]*[.M3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37]*[.B37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2" table:formula="of:=[.L37]*[.M3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38]*[.B38]" office:value-type="float" office:value="0.00002" calcext:value-type="float">
            <text:p>2,00E-0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" table:formula="of:=[.L38]*[.M3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39]*[.B39]" office:value-type="float" office:value="0.00005" calcext:value-type="float">
            <text:p>5,00E-0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ce2" table:formula="of:=[.L39]*[.M3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40]*[.B40]" office:value-type="float" office:value="0.0001" calcext:value-type="float">
            <text:p>1,00E-04</text:p>
          </table:table-cell>
          <table:table-cell office:value-type="float" office:value="0.5" calcext:value-type="float">
            <text:p>0,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2" table:formula="of:=[.L40]*[.M4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41]*[.B41]" office:value-type="float" office:value="0.0002" calcext:value-type="float">
            <text:p>2,00E-0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2" table:formula="of:=[.L41]*[.M4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A42]*[.B42]" office:value-type="float" office:value="0.0005" calcext:value-type="float">
            <text:p>5,00E-0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2" table:formula="of:=[.L42]*[.M42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43]*[.B43]" office:value-type="float" office:value="0.001" calcext:value-type="float">
            <text:p>1,00E-03</text:p>
          </table:table-cell>
          <table:table-cell office:value-type="float" office:value="0.59" calcext:value-type="float">
            <text:p>0,5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2" table:formula="of:=[.L43]*[.M43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44]*[.B44]" office:value-type="float" office:value="0.002" calcext:value-type="float">
            <text:p>2,00E-0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2" table:formula="of:=[.L44]*[.M44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45]*[.B45]" office:value-type="float" office:value="0.005" calcext:value-type="float">
            <text:p>5,00E-0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2" table:formula="of:=[.L45]*[.M4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46]*[.B46]" office:value-type="float" office:value="0.01" calcext:value-type="float">
            <text:p>1,00E-02</text:p>
          </table:table-cell>
          <table:table-cell office:value-type="float" office:value="0.7" calcext:value-type="float">
            <text:p>0,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2" table:formula="of:=[.L46]*[.M4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47]*[.B47]" office:value-type="float" office:value="0.02" calcext:value-type="float">
            <text:p>2,00E-0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2" table:formula="of:=[.L47]*[.M4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A48]*[.B48]" office:value-type="float" office:value="0.05" calcext:value-type="float">
            <text:p>5,00E-02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2" table:formula="of:=[.L48]*[.M4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9]*[.B49]" office:value-type="float" office:value="0.1" calcext:value-type="float">
            <text:p>1,00E-01</text:p>
          </table:table-cell>
          <table:table-cell office:value-type="float" office:value="0.8" calcext:value-type="float">
            <text:p>0,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2" table:formula="of:=[.L49]*[.M4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50]*[.B50]" office:value-type="float" office:value="0.2" calcext:value-type="float">
            <text:p>2,00E-01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" table:formula="of:=[.L50]*[.M5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A51]*[.B51]" office:value-type="float" office:value="0.5" calcext:value-type="float">
            <text:p>5,00E-0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2" table:formula="of:=[.L51]*[.M5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52]*[.B52]" office:value-type="float" office:value="1" calcext:value-type="float">
            <text:p>1,00E+00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2" table:formula="of:=[.L52]*[.M52]" office:value-type="float" office:value="0" calcext:value-type="float">
            <text:p>0,00E+00</text:p>
          </table:table-cell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2"/>
        </table:table-row>
      </table:table>
      <table:table table:name="3.1.b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>
            <draw:frame draw:z-index="0" draw:style-name="gr1" draw:text-style-name="P1" svg:width="15.997cm" svg:height="9.003cm" svg:x="0.015cm" svg:y="0cm">
              <draw:object draw:notify-on-update-of-ranges="'3.1.b'.A2:'3.1.b'.A21 '3.1.b'.B1:'3.1.b'.B1 '3.1.b'.B2:'3.1.b'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office:value-type="float" office:value="0.01" calcext:value-type="float">
            <text:p>0,01</text:p>
          </table:table-cell>
          <table:table-cell table:style-name="ce2" table:formula="of:=[.A33]*[.B33]" office:value-type="float" office:value="0.000001" calcext:value-type="float">
            <text:p>1,00E-06</text:p>
          </table:table-cell>
          <table:table-cell/>
          <table:table-cell>
            <draw:frame draw:z-index="1" draw:style-name="gr1" draw:text-style-name="P1" svg:width="15.997cm" svg:height="9.003cm" svg:x="0.044cm" svg:y="0.083cm">
              <draw:object draw:notify-on-update-of-ranges="'3.1.b'.L2:'3.1.b'.L20 '3.1.b'.B1:'3.1.b'.B1 '3.1.b'.M2:'3.1.b'.M2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A34]*[.B34]" office:value-type="float" office:value="0.000002" calcext:value-type="float">
            <text:p>2,00E-06</text:p>
          </table:table-cell>
          <table:table-cell table:number-columns-repeated="9"/>
          <table:table-cell office:value-type="float" office:value="0.02" calcext:value-type="float">
            <text:p>0,02</text:p>
          </table:table-cell>
          <table:table-cell table:style-name="ce2" table:formula="of:=[.A34]*[.B34]" office:value-type="float" office:value="0.000002" calcext:value-type="float">
            <text:p>2,00E-0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A35]*[.B35]" office:value-type="float" office:value="0.000005" calcext:value-type="float">
            <text:p>5,00E-06</text:p>
          </table:table-cell>
          <table:table-cell table:number-columns-repeated="9"/>
          <table:table-cell office:value-type="float" office:value="0.07" calcext:value-type="float">
            <text:p>0,07</text:p>
          </table:table-cell>
          <table:table-cell table:style-name="ce2" table:formula="of:=[.A35]*[.B35]" office:value-type="float" office:value="0.000005" calcext:value-type="float">
            <text:p>5,00E-06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09" calcext:value-type="float">
            <text:p>0,09</text:p>
          </table:table-cell>
          <table:table-cell table:number-columns-repeated="8"/>
          <table:table-cell office:value-type="float" office:value="0.28" calcext:value-type="float">
            <text:p>0,28</text:p>
          </table:table-cell>
          <table:table-cell table:style-name="ce2" table:formula="of:=[.A36]*[.B36]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A37]*[.B37]" office:value-type="float" office:value="0.00002" calcext:value-type="float">
            <text:p>2,00E-05</text:p>
          </table:table-cell>
          <table:table-cell table:number-columns-repeated="9"/>
          <table:table-cell office:value-type="float" office:value="0.28" calcext:value-type="float">
            <text:p>0,28</text:p>
          </table:table-cell>
          <table:table-cell table:style-name="ce2" table:formula="of:=[.A37]*[.B37]" office:value-type="float" office:value="0.00002" calcext:value-type="float">
            <text:p>2,00E-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A38]*[.B38]" office:value-type="float" office:value="0.00005" calcext:value-type="float">
            <text:p>5,00E-0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2" table:formula="of:=[.A38]*[.B38]" office:value-type="float" office:value="0.00005" calcext:value-type="float">
            <text:p>5,00E-05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18" calcext:value-type="float">
            <text:p>0,18</text:p>
          </table:table-cell>
          <table:table-cell table:number-columns-repeated="9"/>
          <table:table-cell table:style-name="ce2"/>
          <table:table-cell table:number-columns-repeated="2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A40]*[.B40]" office:value-type="float" office:value="0.0002" calcext:value-type="float">
            <text:p>2,00E-04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A41]*[.B41]" office:value-type="float" office:value="0.0005" calcext:value-type="float">
            <text:p>5,00E-04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37" calcext:value-type="float">
            <text:p>0,37</text:p>
          </table:table-cell>
          <table:table-cell table:number-columns-repeated="9"/>
          <table:table-cell table:style-name="ce2"/>
          <table:table-cell table:number-columns-repeated="2"/>
        </table:table-row>
        <table:table-row table:style-name="ro1">
          <table:table-cell office:value-type="float" office:value="0.49" calcext:value-type="float">
            <text:p>0,49</text:p>
          </table:table-cell>
          <table:table-cell table:formula="of:=[.A43]*[.B43]" office:value-type="float" office:value="0.002" calcext:value-type="float">
            <text:p>2,00E-03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44]*[.B44]" office:value-type="float" office:value="0.005" calcext:value-type="float">
            <text:p>5,00E-03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 table:number-rows-repeated="7">
          <table:table-cell/>
          <table:table-cell table:style-name="Default"/>
          <table:table-cell table:number-columns-repeated="10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3"/>
        </table:table-row>
      </table:table>
      <table:table table:name="3.1.c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>
            <draw:frame draw:z-index="0" draw:style-name="gr1" draw:text-style-name="P1" svg:width="15.997cm" svg:height="9.003cm" svg:x="0.293cm" svg:y="0.049cm">
              <draw:object draw:notify-on-update-of-ranges="'3.1.c'.A2:'3.1.c'.A21 '3.1.c'.B1:'3.1.c'.B1 '3.1.c'.B2:'3.1.c'.B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 office:value-type="float" office:value="1.15" calcext:value-type="float">
            <text:p>1,15</text:p>
          </table:table-cell>
          <table:table-cell table:style-name="ce2" table:formula="of:=[.A33]*[.B33]" office:value-type="float" office:value="0.000001" calcext:value-type="float">
            <text:p>1,00E-06</text:p>
          </table:table-cell>
          <table:table-cell>
            <draw:frame draw:z-index="1" draw:style-name="gr1" draw:text-style-name="P1" svg:width="15.997cm" svg:height="9.003cm" svg:x="2.217cm" svg:y="0.001cm">
              <draw:object draw:notify-on-update-of-ranges="'3.1.c'.L2:'3.1.c'.L20 '3.1.c'.B1:'3.1.c'.B1 '3.1.c'.M2:'3.1.c'.M2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34]*[.B34]" office:value-type="float" office:value="0.000002" calcext:value-type="float">
            <text:p>2,00E-06</text:p>
          </table:table-cell>
          <table:table-cell table:number-columns-repeated="9"/>
          <table:table-cell office:value-type="float" office:value="1.5" calcext:value-type="float">
            <text:p>1,5</text:p>
          </table:table-cell>
          <table:table-cell table:style-name="ce2" table:formula="of:=[.A34]*[.B34]" office:value-type="float" office:value="0.000002" calcext:value-type="float">
            <text:p>2,00E-06</text:p>
          </table:table-cell>
          <table:table-cell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35]*[.B35]" office:value-type="float" office:value="0.000005" calcext:value-type="float">
            <text:p>5,00E-0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" table:formula="of:=[.A35]*[.B35]" office:value-type="float" office:value="0.000005" calcext:value-type="float">
            <text:p>5,00E-06</text:p>
          </table:table-cell>
          <table:table-cell/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52" calcext:value-type="float">
            <text:p>0,52</text:p>
          </table:table-cell>
          <table:table-cell table:number-columns-repeated="8"/>
          <table:table-cell office:value-type="float" office:value="2.3" calcext:value-type="float">
            <text:p>2,3</text:p>
          </table:table-cell>
          <table:table-cell table:style-name="ce2" table:formula="of:=[.A36]*[.B36]" office:value-type="float" office:value="0.00001" calcext:value-type="float">
            <text:p>1,00E-05</text:p>
          </table:table-cell>
          <table:table-cell/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7]*[.B37]" office:value-type="float" office:value="0.00002" calcext:value-type="float">
            <text:p>2,00E-05</text:p>
          </table:table-cell>
          <table:table-cell table:number-columns-repeated="9"/>
          <table:table-cell office:value-type="float" office:value="2.5" calcext:value-type="float">
            <text:p>2,5</text:p>
          </table:table-cell>
          <table:table-cell table:style-name="ce2" table:formula="of:=[.A37]*[.B37]" office:value-type="float" office:value="0.00002" calcext:value-type="float">
            <text:p>2,00E-05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38]*[.B38]" office:value-type="float" office:value="0.00005" calcext:value-type="float">
            <text:p>5,00E-05</text:p>
          </table:table-cell>
          <table:table-cell table:number-columns-repeated="9"/>
          <table:table-cell office:value-type="float" office:value="2.75" calcext:value-type="float">
            <text:p>2,75</text:p>
          </table:table-cell>
          <table:table-cell table:style-name="ce2" table:formula="of:=[.A38]*[.B38]" office:value-type="float" office:value="0.00005" calcext:value-type="float">
            <text:p>5,00E-05</text:p>
          </table:table-cell>
          <table:table-cell/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61" calcext:value-type="float">
            <text:p>0,61</text:p>
          </table:table-cell>
          <table:table-cell table:number-columns-repeated="8"/>
          <table:table-cell office:value-type="float" office:value="3.1" calcext:value-type="float">
            <text:p>3,1</text:p>
          </table:table-cell>
          <table:table-cell table:style-name="ce2" table:formula="of:=[.A39]*[.B39]" office:value-type="float" office:value="0.0001" calcext:value-type="float">
            <text:p>1,00E-04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40]*[.B40]" office:value-type="float" office:value="0.0002" calcext:value-type="float">
            <text:p>2,00E-0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" table:formula="of:=[.A40]*[.B40]" office:value-type="float" office:value="0.0002" calcext:value-type="float">
            <text:p>2,00E-04</text:p>
          </table:table-cell>
          <table:table-cell/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41]*[.B41]" office:value-type="float" office:value="0.0005" calcext:value-type="float">
            <text:p>5,00E-04</text:p>
          </table:table-cell>
          <table:table-cell table:number-columns-repeated="9"/>
          <table:table-cell office:value-type="float" office:value="3.3" calcext:value-type="float">
            <text:p>3,3</text:p>
          </table:table-cell>
          <table:table-cell table:style-name="ce2" table:formula="of:=[.A41]*[.B41]" office:value-type="float" office:value="0.0005" calcext:value-type="float">
            <text:p>5,00E-04</text:p>
          </table:table-cell>
          <table:table-cell/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69" calcext:value-type="float">
            <text:p>0,69</text:p>
          </table:table-cell>
          <table:table-cell table:number-columns-repeated="8"/>
          <table:table-cell office:value-type="float" office:value="3.6" calcext:value-type="float">
            <text:p>3,6</text:p>
          </table:table-cell>
          <table:table-cell table:style-name="ce2" table:formula="of:=[.A42]*[.B42]" office:value-type="float" office:value="0.001" calcext:value-type="float">
            <text:p>1,00E-03</text:p>
          </table:table-cell>
          <table:table-cell/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A43]*[.B43]" office:value-type="float" office:value="0.002" calcext:value-type="float">
            <text:p>2,00E-03</text:p>
          </table:table-cell>
          <table:table-cell table:number-columns-repeated="9"/>
          <table:table-cell office:value-type="float" office:value="3.2" calcext:value-type="float">
            <text:p>3,2</text:p>
          </table:table-cell>
          <table:table-cell table:style-name="ce2" table:formula="of:=[.A43]*[.B43]" office:value-type="float" office:value="0.002" calcext:value-type="float">
            <text:p>2,00E-03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44]*[.B44]" office:value-type="float" office:value="0.003" calcext:value-type="float">
            <text:p>3,00E-03</text:p>
          </table:table-cell>
          <table:table-cell table:number-columns-repeated="9"/>
          <table:table-cell office:value-type="float" office:value="3.6" calcext:value-type="float">
            <text:p>3,6</text:p>
          </table:table-cell>
          <table:table-cell table:style-name="ce2" table:formula="of:=[.A44]*[.B44]" office:value-type="float" office:value="0.003" calcext:value-type="float">
            <text:p>3,00E-03</text:p>
          </table:table-cell>
          <table:table-cell/>
        </table:table-row>
        <table:table-row table:style-name="ro1" table:number-rows-repeated="7">
          <table:table-cell table:number-columns-repeated="12"/>
          <table:table-cell table:style-name="ce2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2"/>
        </table:table-row>
      </table:table>
      <table:table table:name="3.3.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ϑ</text:p>
          </table:table-cell>
          <table:table-cell office:value-type="string" calcext:value-type="string">
            <text:p>I_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/>
          <table:table-cell>
            <draw:frame draw:z-index="0" draw:style-name="gr1" draw:text-style-name="P1" svg:width="15.997cm" svg:height="9.003cm" svg:x="0.001cm" svg:y="0.001cm">
              <draw:object draw:notify-on-update-of-ranges="'3.3.1'.A2:'3.3.1'.A21 '3.3.1'.B1:'3.3.1'.B1 '3.3.1'.B2:'3.3.1'.B2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5" calcext:value-type="float">
            <text:p>10,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" calcext:value-type="float">
            <text:p>7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" calcext:value-type="float">
            <text:p>6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8" calcext:value-type="float">
            <text:p>4,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number-columns-repeated="2"/>
        </table:table-row>
      </table:table>
      <table:table table:name="3.4.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[.A33]*[.B33]" office:value-type="float" office:value="0.000001" calcext:value-type="float">
            <text:p>1,00E-06</text:p>
          </table:table-cell>
          <table:table-cell>
            <draw:frame draw:z-index="0" draw:style-name="gr1" draw:text-style-name="P1" svg:width="15.997cm" svg:height="9.003cm" svg:x="2.23cm" svg:y="0.001cm">
              <draw:object draw:notify-on-update-of-ranges="'3.4.1'.A2:'3.4.1'.A21 '3.4.1'.B1:'3.4.1'.B1 '3.4.1'.B2:'3.4.1'.B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[.A36]*[.B36]" office:value-type="float" office:value="0.00001" calcext:value-type="float">
            <text:p>1,00E-05</text:p>
          </table:table-cell>
          <table:table-cell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A39]*[.B39]" office:value-type="float" office:value="0.0001" calcext:value-type="float">
            <text:p>1,00E-04</text:p>
          </table:table-cell>
          <table:table-cell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[.A42]*[.B42]" office:value-type="float" office:value="0.001" calcext:value-type="float">
            <text:p>1,00E-03</text:p>
          </table:table-cell>
          <table:table-cell/>
        </table:table-row>
        <table:table-row table:style-name="ro1">
          <table:table-cell/>
          <table:table-cell table:formula="of:=[.A43]*[.B43]" office:value-type="float" office:value="0.002" calcext:value-type="float">
            <text:p>2,00E-03</text:p>
          </table:table-cell>
          <table:table-cell/>
        </table:table-row>
        <table:table-row table:style-name="ro1">
          <table:table-cell/>
          <table:table-cell table:formula="of:=[.A44]*[.B44]" office:value-type="float" office:value="0.005" calcext:value-type="float">
            <text:p>5,00E-03</text:p>
          </table:table-cell>
          <table:table-cell/>
        </table:table-row>
        <table:table-row table:style-name="ro1">
          <table:table-cell/>
          <table:table-cell table:formula="of:=[.A45]*[.B45]" office:value-type="float" office:value="0.01" calcext:value-type="float">
            <text:p>1,00E-02</text:p>
          </table:table-cell>
          <table:table-cell/>
        </table:table-row>
        <table:table-row table:style-name="ro1">
          <table:table-cell/>
          <table:table-cell table:formula="of:=[.A46]*[.B46]" office:value-type="float" office:value="0.02" calcext:value-type="float">
            <text:p>2,00E-02</text:p>
          </table:table-cell>
          <table:table-cell/>
        </table:table-row>
        <table:table-row table:style-name="ro1">
          <table:table-cell/>
          <table:table-cell table:formula="of:=[.A47]*[.B47]" office:value-type="float" office:value="0.05" calcext:value-type="float">
            <text:p>5,00E-02</text:p>
          </table:table-cell>
          <table:table-cell/>
        </table:table-row>
        <table:table-row table:style-name="ro1">
          <table:table-cell/>
          <table:table-cell table:formula="of:=[.A48]*[.B48]" office:value-type="float" office:value="0.1" calcext:value-type="float">
            <text:p>1,00E-01</text:p>
          </table:table-cell>
          <table:table-cell/>
        </table:table-row>
        <table:table-row table:style-name="ro1">
          <table:table-cell/>
          <table:table-cell table:formula="of:=[.A49]*[.B49]" office:value-type="float" office:value="0.2" calcext:value-type="float">
            <text:p>2,00E-01</text:p>
          </table:table-cell>
          <table:table-cell/>
        </table:table-row>
        <table:table-row table:style-name="ro1">
          <table:table-cell/>
          <table:table-cell table:formula="of:=[.A50]*[.B50]" office:value-type="float" office:value="0.5" calcext:value-type="float">
            <text:p>5,00E-01</text:p>
          </table:table-cell>
          <table:table-cell/>
        </table:table-row>
        <table:table-row table:style-name="ro1">
          <table:table-cell/>
          <table:table-cell table:formula="of:=[.A51]*[.B51]" office:value-type="float" office:value="1" calcext:value-type="float">
            <text:p>1,00E+00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/>
        </table:table-row>
      </table:table>
      <table:table table:name="3.4.2" table:style-name="ta1">
        <table:shapes>
          <draw:frame draw:z-index="0" draw:style-name="gr1" draw:text-style-name="P1" svg:width="15.997cm" svg:height="9.003cm" svg:x="8.903cm" svg:y="0.534cm">
            <draw:object draw:notify-on-update-of-ranges="'3.4.2'.A2:'3.4.2'.A8 '3.4.2'.C2:'3.4.2'.C2 '3.4.2'.B2:'3.4.2'.B8 '3.4.2'.C9:'3.4.2'.C9 '3.4.2'.B9:'3.4.2'.B15 '3.4.2'.A9:'3.4.2'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office:value-type="string" calcext:value-type="string">
            <text:p>I_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*10^-6" office:value-type="float" office:value="0.00001" calcext:value-type="float">
            <text:p>0,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25*10^-3" office:value-type="float" office:value="0.025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26*10^-3" office:value-type="float" office:value="0.026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*10^-3" office:value-type="float" office:value="0.027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8*10^-3" office:value-type="float" office:value="0.028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*10^-3" office:value-type="float" office:value="0.03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2*10^-3" office:value-type="float" office:value="0.032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1*10^-6" office:value-type="float" office:value="0.0000001" calcext:value-type="float">
            <text:p>0,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45*10^-3" office:value-type="float" office:value="0.04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55*10^-3" office:value-type="float" office:value="0.055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6*10^-3" office:value-type="float" office:value="0.05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7*10^-3" office:value-type="float" office:value="0.057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10^-3" office:value-type="float" office:value="0.0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7*10^-3" office:value-type="float" office:value="0.067" calcext:value-type="float">
            <text:p>0,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 table:number-rows-repeated="21">
          <table:table-cell table:style-name="ce1"/>
          <table:table-cell table:number-columns-repeated="3"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30:09.696371761</meta:creation-date>
    <dc:date>2023-11-22T17:45:36.342076707</dc:date>
    <meta:editing-duration>PT21H15M25S</meta:editing-duration>
    <meta:editing-cycles>5</meta:editing-cycles>
    <meta:generator>LibreOffice/7.5.8.2$Linux_X86_64 LibreOffice_project/50$Build-2</meta:generator>
    <meta:document-statistic meta:table-count="7" meta:cell-count="589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'3.4.2'.A2:'3.4.2'.B8 '3.4.2'.C2:'3.4.2'.C2 '3.4.2'.C9:'3.4.2'.C9 '3.4.2'.B9:'3.4.2'.B15" chart:data-source-has-labels="row" svg:x="0.319cm" svg:y="0.18cm" svg:width="13.46cm" svg:height="8.644cm">
          <chart:coordinate-region svg:x="1.231cm" svg:y="0.38cm" svg:width="12.361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2'.B2:'3.4.2'.B8" chart:label-cell-address="'3.4.2'.C2:'3.4.2'.C2" chart:class="chart:scatter">
            <chart:domain table:cell-range-address="'3.4.2'.A2:'3.4.2'.A8"/>
            <chart:data-point chart:repeated="7"/>
          </chart:series>
          <chart:series chart:style-name="ch8" chart:values-cell-range-address="'3.4.2'.B9:'3.4.2'.B15" chart:label-cell-address="'3.4.2'.C9:'3.4.2'.C9" chart:class="chart:scatter">
            <chart:domain table:cell-range-address="'3.4.2'.A9:'3.4.2'.A15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</text:p>
                <draw:g>
                  <svg:desc>'3.4.2'.C2:'3.4.2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</text:p>
                <draw:g>
                  <svg:desc>'3.4.2'.C9:'3.4.2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5</svg:desc>
                </draw:g>
              </table:table-cell>
              <table:table-cell office:value-type="float" office:value="0.0000001">
                <text:p>0.0000001</text:p>
                <draw:g>
                  <svg:desc>'3.4.2'.B9:'3.4.2'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10">
                <text:p>10</text:p>
              </table:table-cell>
              <table:table-cell office:value-type="float" office:value="0.067">
                <text:p>0.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L2:'3.1.b'.M20 '3.1.b'.B1:'3.1.b'.B1" chart:data-source-has-labels="row" svg:x="0.319cm" svg:y="0.18cm" svg:width="13.54cm" svg:height="8.644cm">
          <chart:coordinate-region svg:x="1.946cm" svg:y="0.379cm" svg:width="11.72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b'.M2:'3.1.b'.M20" chart:label-cell-address="'3.1.b'.B1:'3.1.b'.B1" chart:class="chart:scatter">
            <chart:domain table:cell-range-address="'3.1.b'.L2:'3.1.b'.L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3.1.b'.L2:'3.1.b'.L20</svg:desc>
                </draw:g>
              </table:table-cell>
              <table:table-cell office:value-type="float" office:value="0.000001">
                <text:p>0.000001</text:p>
                <draw:g>
                  <svg:desc>'3.1.b'.M2:'3.1.b'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c'.L2:'3.1.c'.M20 '3.1.c'.B1:'3.1.c'.B1" chart:data-source-has-labels="row" svg:x="0.319cm" svg:y="0.18cm" svg:width="13.54cm" svg:height="8.644cm">
          <chart:coordinate-region svg:x="1.946cm" svg:y="0.379cm" svg:width="11.8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c'.M2:'3.1.c'.M20" chart:label-cell-address="'3.1.c'.B1:'3.1.c'.B1" chart:class="chart:scatter">
            <chart:domain table:cell-range-address="'3.1.c'.L2:'3.1.c'.L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I_x</text:p>
                <draw:g>
                  <svg:desc>'3.1.c'.B1:'3.1.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">
                <text:p>1.15</text:p>
                <draw:g>
                  <svg:desc>'3.1.c'.L2:'3.1.c'.L20</svg:desc>
                </draw:g>
              </table:table-cell>
              <table:table-cell office:value-type="float" office:value="0.000001">
                <text:p>0.000001</text:p>
                <draw:g>
                  <svg:desc>'3.1.c'.M2:'3.1.c'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">
                <text:p>3.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">
                <text:p>3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'.A3:'3.1.a'.B22 '3.1.a'.B2:'3.1.a'.B2" chart:data-source-has-labels="row" svg:x="0.319cm" svg:y="0.18cm" svg:width="13.54cm" svg:height="8.644cm">
          <chart:coordinate-region svg:x="2.052cm" svg:y="0.38cm" svg:width="11.56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B3:'3.1.a'.B22" chart:label-cell-address="'3.1.a'.B2:'3.1.a'.B2" chart:class="chart:scatter">
            <chart:domain table:cell-range-address="'3.1.a'.A3:'3.1.a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a'.B2:'3.1.a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'3.1.a'.A3:'3.1.a'.A22</svg:desc>
                </draw:g>
              </table:table-cell>
              <table:table-cell office:value-type="float" office:value="0.000001">
                <text:p>0.000001</text:p>
                <draw:g>
                  <svg:desc>'3.1.a'.B3:'3.1.a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">
                <text:p>0.4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">
                <text:p>0.5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">
                <text:p>0.6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">
                <text:p>0.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A2:'3.1.b'.B21 '3.1.b'.B1:'3.1.b'.B1" chart:data-source-has-labels="row" svg:x="0.319cm" svg:y="0.18cm" svg:width="13.54cm" svg:height="8.644cm">
          <chart:coordinate-region svg:x="1.946cm" svg:y="0.379cm" svg:width="11.67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b'.B2:'3.1.b'.B21" chart:label-cell-address="'3.1.b'.B1:'3.1.b'.B1" chart:class="chart:scatter">
            <chart:domain table:cell-range-address="'3.1.b'.A2:'3.1.b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'3.1.b'.A2:'3.1.b'.A21</svg:desc>
                </draw:g>
              </table:table-cell>
              <table:table-cell office:value-type="float" office:value="0.000001">
                <text:p>0.000001</text:p>
                <draw:g>
                  <svg:desc>'3.1.b'.B2:'3.1.b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">
                <text:p>0.2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">
                <text:p>0.4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">
                <text:p>0.4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c'.A2:'3.1.c'.B21 '3.1.c'.B1:'3.1.c'.B1" chart:data-source-has-labels="row" svg:x="0.319cm" svg:y="0.18cm" svg:width="13.54cm" svg:height="8.644cm">
          <chart:coordinate-region svg:x="1.947cm" svg:y="0.379cm" svg:width="11.5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c'.B2:'3.1.c'.B21" chart:label-cell-address="'3.1.c'.B1:'3.1.c'.B1" chart:class="chart:scatter">
            <chart:domain table:cell-range-address="'3.1.c'.A2:'3.1.c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c'.B1:'3.1.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3.1.c'.A2:'3.1.c'.A21</svg:desc>
                </draw:g>
              </table:table-cell>
              <table:table-cell office:value-type="float" office:value="0.000001">
                <text:p>0.000001</text:p>
                <draw:g>
                  <svg:desc>'3.1.c'.B2:'3.1.c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">
                <text:p>0.5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">
                <text:p>0.6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">
                <text:p>0.7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">
                <text:p>0.7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">
                <text:p>0.7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">
                <text:p>0.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3.1'.A2:'3.3.1'.B21 '3.3.1'.B1:'3.3.1'.B1" chart:data-source-has-labels="row" svg:x="0.319cm" svg:y="0.18cm" svg:width="13.54cm" svg:height="8.644cm">
          <chart:coordinate-region svg:x="0.94cm" svg:y="0.379cm" svg:width="12.63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3.1'.B2:'3.3.1'.B21" chart:label-cell-address="'3.3.1'.B1:'3.3.1'.B1" chart:class="chart:scatter">
            <chart:domain table:cell-range-address="'3.3.1'.A2:'3.3.1'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3.1'.B1:'3.3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3.3.1'.A2:'3.3.1'.A21</svg:desc>
                </draw:g>
              </table:table-cell>
              <table:table-cell office:value-type="float" office:value="2.5">
                <text:p>2.5</text:p>
                <draw:g>
                  <svg:desc>'3.3.1'.B2:'3.3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25cm" svg:y="4.203cm" style:legend-expansion="high" chart:style-name="ch2"/>
        <chart:plot-area chart:style-name="ch3" table:cell-range-address="'3.4.1'.A2:'3.4.1'.B21 '3.4.1'.B1:'3.4.1'.B1" chart:data-source-has-labels="row" svg:x="0.319cm" svg:y="0.18cm" svg:width="13.487cm" svg:height="8.644cm">
          <chart:coordinate-region svg:x="1.946cm" svg:y="0.379cm" svg:width="11.62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1'.B2:'3.4.1'.B21" chart:label-cell-address="'3.4.1'.B1:'3.4.1'.B1" chart:class="chart:scatter">
            <chart:domain table:cell-range-address="'3.4.1'.A2:'3.4.1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C</text:p>
                <draw:g>
                  <svg:desc>'3.4.1'.B1:'3.4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21</svg:desc>
                </draw:g>
              </table:table-cell>
              <table:table-cell office:value-type="float" office:value="0.000001">
                <text:p>0.000001</text:p>
                <draw:g>
                  <svg:desc>'3.4.1'.B2:'3.4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'.L3:'3.1.a'.M21 '3.1.a'.B2:'3.1.a'.B2" chart:data-source-has-labels="row" svg:x="0.319cm" svg:y="0.18cm" svg:width="13.54cm" svg:height="8.644cm">
          <chart:coordinate-region svg:x="2.052cm" svg:y="0.38cm" svg:width="11.62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M3:'3.1.a'.M21" chart:label-cell-address="'3.1.a'.B2:'3.1.a'.B2" chart:class="chart:scatter">
            <chart:domain table:cell-range-address="'3.1.a'.L3:'3.1.a'.L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I_x</text:p>
                <draw:g>
                  <svg:desc>'3.1.a'.B2:'3.1.a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1.a'.L3:'3.1.a'.L21</svg:desc>
                </draw:g>
              </table:table-cell>
              <table:table-cell office:value-type="float" office:value="0">
                <text:p>0</text:p>
                <draw:g>
                  <svg:desc>'3.1.a'.M3:'3.1.a'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A3:'3.1.a_2'.B22 '3.1.a_2'.B2:'3.1.a_2'.B2" chart:data-source-has-labels="row" svg:x="0.319cm" svg:y="0.18cm" svg:width="13.54cm" svg:height="8.644cm">
          <chart:coordinate-region svg:x="2.052cm" svg:y="0.38cm" svg:width="11.71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B3:'3.1.a_2'.B22" chart:label-cell-address="'3.1.a_2'.B2:'3.1.a_2'.B2" chart:class="chart:scatter">
            <chart:domain table:cell-range-address="'3.1.a_2'.A3:'3.1.a_2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L3:'3.1.a_2'.M21 '3.1.a_2'.B2:'3.1.a_2'.B2" chart:data-source-has-labels="row" svg:x="0.319cm" svg:y="0.18cm" svg:width="13.54cm" svg:height="8.644cm">
          <chart:coordinate-region svg:x="2.052cm" svg:y="0.38cm" svg:width="11.62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M3:'3.1.a_2'.M21" chart:label-cell-address="'3.1.a_2'.B2:'3.1.a_2'.B2" chart:class="chart:scatter">
            <chart:domain table:cell-range-address="'3.1.a_2'.L3:'3.1.a_2'.L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1.a_2'.L3:'3.1.a_2'.L21</svg:desc>
                </draw:g>
              </table:table-cell>
              <table:table-cell office:value-type="float" office:value="0">
                <text:p>0</text:p>
                <draw:g>
                  <svg:desc>'3.1.a_2'.M3:'3.1.a_2'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